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Arial Unicode MS'"/>
    <style:font-face style:name="Courier New" svg:font-family="'Courier New'" style:font-family-generic="modern"/>
    <style:font-face style:name="MS Mincho" svg:font-family="'MS Mincho', '‚l‚r –¾’©'"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Normal_20__28_Web_29_">
      <style:text-properties fo:color="#000000"/>
    </style:style>
    <style:style style:name="P2" style:family="paragraph" style:parent-style-name="Footer">
      <style:paragraph-properties fo:line-height="0.139in"/>
      <style:text-properties fo:font-size="10pt" style:font-size-asian="10pt" style:font-size-complex="10pt"/>
    </style:style>
    <style:style style:name="P3" style:family="paragraph" style:parent-style-name="Text_20_body">
      <style:text-properties fo:font-weight="bold" style:font-weight-asian="bold" style:font-weight-complex="bold"/>
    </style:style>
    <style:style style:name="P4" style:family="paragraph" style:parent-style-name="Text_20_body" style:master-page-name="Standard">
      <style:paragraph-properties style:page-number="auto"/>
      <style:text-properties fo:font-weight="bold" style:font-weight-asian="bold" style:font-weight-complex="bold"/>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color="#000000"/>
    </style:style>
    <style:style style:name="T4" style:family="text">
      <style:text-properties fo:color="#000000" fo:font-weight="bold" style:font-weight-asian="bold" style:font-weight-complex="bold"/>
    </style:style>
    <style:style style:name="T5" style:family="text">
      <style:text-properties fo:color="#000000" style:text-underline-style="solid" style:text-underline-width="auto" style:text-underline-color="font-color"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ONTRIBUTOR AGREEMENT</text:p>
      <text:p text:style-name="Text_20_body">Thank you for your interest in providing one or more contributions to ___________ (“We” or “Us”). <text:s/>We refer to the contributor as “You”. </text:p>
      <text:p text:style-name="Text_20_body">In order to document the copyright and other rights granted with Contributions (as defined below), We collect a Contributor Agreement (“Agreement”) from You which confirms your agreement to the terms below. Please follow the instructions at the end of the document to make it effective. This is a legally binding document, so please read it carefully before agreeing to it. The Agreement provides for submission of Contributions to more than one software project managed by Us. </text:p>
      <text:p text:style-name="P3">1. Definitions</text:p>
      <text:p text:style-name="Text_20_body"><text:tab/>1.1<text:tab/>“Contribution” shall mean any work of authorship that is Submitted to Us in which You own the Copyright. If You do not own the Copyright in the entire work of authorship Submitted, You should follow the procedure in Section 3(d).</text:p>
      <text:p text:style-name="Text_20_body"><text:tab/>1.2<text:tab/>“Copyright” shall mean all rights protecting works of authorship, including copyright, moral and neighboring rights, as appropriate, for the full term of their existence including any extensions owned or controlled by You. </text:p>
      <text:p text:style-name="Text_20_body"><text:tab/>1.3<text:tab/>“Effective Date” shall mean the earlier of your execution of this Agreement or your first submission of a Contribution to Us. <text:s/></text:p>
      <text:p text:style-name="Text_20_body"><text:tab/>1.4<text:tab/>“Media” shall mean any Contribution which is not software. Media may include video, text or images. <text:s/></text:p>
      <text:p text:style-name="Text_20_body"><text:tab/>1.5<text:tab/>"Patent Claims" shall mean any patent claim(s), now owned or acquired in the future, including without limitation, method, process, and apparatus claims which You (a) owned or controlled by You or (b) which You or have the right to grant, to the maximum extent possible, whether on the Submission Date of the relevant Contribution or subsequently acquired, under the terms of Section 2.1(b), but only to the extent to which the making, using, having made, selling, offering for sale, importing or otherwise transferring of the Contribution or the Contribution with a Work infringes such Patent Claims.</text:p>
      <text:p text:style-name="Text_20_body"><text:tab/>1.6<text:tab/>“Submission” shall mean the work of authorship which You have Submitted. <text:s/>A Submission may consist of only a Contribution or may include third party works of authorship in addition to the Contribution. “Submitted” shall mean any form of electronic, verbal, or written communication sent to Us or our representatives, including but not limited to communication of electronic mailing lists, source code control systems, and issue tracking systems that are managed by, or on behalf of, Us for the purpose of discussing and improving the Work, but excluding communication that is conspicuously marked or otherwise designated in writing by You as “Not a Contribution.”</text:p>
      <text:p text:style-name="Text_20_body"><text:tab/>1.7<text:tab/>“Submission Date” shall mean the date on which a Contribution is Submitted to Us. <text:s/></text:p>
      <text:p text:style-name="Text_20_body"><text:tab/>1.8<text:tab/>“Work” shall mean the work or works of authorship which are software made available by Us to third parties but not including the Contribution. <text:s/>This Agreement may cover <text:soft-page-break/>Submissions to one or more Works. </text:p>
      <text:p text:style-name="Text_20_body"><text:tab/>1.9<text:tab/>“You” shall mean any individual on behalf of whom a Contribution has been received by Us. </text:p>
      <text:p text:style-name="Text_20_body"><text:span text:style-name="T2">2.</text:span> <text:s text:c="2"/>Transfer Options</text:p>
      <text:p text:style-name="Text_20_body">2.1<text:tab/>Copyright License/Patent License</text:p>
      <text:p text:style-name="Text_20_body">(a) You retain ownership of the Copyright and Patent Claims in your Contributions and have the same rights to use or license the Contributions which You would have had without entering into the Agreement.</text:p>
      <text:p text:style-name="Text_20_body">(b) <text:s/>To the maximum extent permitted by the relevant law, You grant to Us a perpetual, worldwide, non-exclusive, transferable, royalty-free, irrevocable license under the Copyrights covering the Contribution, with the right to sublicense such rights through multiple tiers of sublicensees, to reproduce, modify, display, <text:s/>perform and distribute the Contribution as part of the Work; provided that this license is conditioned upon compliance with Section 2.1(d). <text:s/></text:p>
      <text:p text:style-name="Text_20_body">(c) <text:s/>You grant to Us a perpetual, worldwide, non-exclusive, transferable, <text:s/>royalty-free, irrevocable license under the Patent Claims, with the right to sublicense these rights to multiple tiers of sublicensees, <text:s/>to make, have made, use, offer for sale, sell, import and otherwise transfer the Contribution and the Contribution in combination with the Work in which the Contribution is included (and portions of such combination) as it exists on the Submission Date of that Contribution; provided that this license is conditioned upon compliance with Section 2.1(d). </text:p>
      <text:p text:style-name="Normal_20__28_Web_29_">(d) <text:span text:style-name="T3">(Option One) As a condition on the license rights in Sections 2.1(b) and 2.1(c), We agree to license the Contribution only under the terms of the license or licenses which We are using on the Submission Date for the Work in which the Contribution is included (including any rights to adopt any future version of a license if permitted). </text:span><text:bookmark text:name="_DV_M461111111111111111111111"/></text:p>
      <text:p text:style-name="Normal_20__28_Web_29_"><text:bookmark-start text:name="_DV_M451"/><text:bookmark-end text:name="_DV_M451"/><text:bookmark-start text:name="_DV_C621"/><text:bookmark-end text:name="_DV_C621"/><text:bookmark-start text:name="_DV_C631"/><text:bookmark-end text:name="_DV_C631"/><text:bookmark-start text:name="_DV_M441"/><text:bookmark-end text:name="_DV_M441"/><text:bookmark-start text:name="_DV_C611"/><text:bookmark-end text:name="_DV_C611"/><text:bookmark-start text:name="_DV_M421"/><text:bookmark-end text:name="_DV_M421"/><text:bookmark-start text:name="_DV_M47"/><text:bookmark-end text:name="_DV_M47"/><text:span text:style-name="T3">(d)(Option Two) As a condition on the license rights in Sections 2.1(b) and 2.1(c), We agree to license the Contribution only under the terms of the license or licenses which We are using on the Submission Date for the</text:span><text:span text:style-name="T4"> </text:span><text:span text:style-name="T3">Work in which the Contribution is included or the following additional licenses__________ (including any right to adopt any future version of a license if permitted). </text:span></text:p>
      <text:p text:style-name="P1"><text:bookmark-start text:name="_DV_M4511"/><text:bookmark-end text:name="_DV_M4511"/><text:bookmark-start text:name="_DV_C6211"/><text:bookmark-end text:name="_DV_C6211"/><text:bookmark-start text:name="_DV_C6311"/><text:bookmark-end text:name="_DV_C6311"/><text:bookmark-start text:name="_DV_C6111"/><text:bookmark-end text:name="_DV_C6111"/><text:bookmark-start text:name="_DV_M4411"/><text:bookmark-end text:name="_DV_M4411"/><text:bookmark-start text:name="_DV_M4211"/><text:bookmark-end text:name="_DV_M4211"/><text:bookmark-start text:name="_DV_M48"/><text:bookmark-end text:name="_DV_M48"/>(d)(Option Three) As a condition on the license rights in Sections 2.1(b) and 2.1(c), We agree to license the Contribution only under the terms of the license or licenses which We are using on the Submission Date for the Work in which the Contribution is included or any licenses which are approved by the Open Source Initiative on or after the Effective Date, including both permissive and copyleft licenses, whether or not such licenses are subsequently disapproved (including any right to adopt any future version of a license if permitted).</text:p>
      <text:p text:style-name="P1"><text:bookmark-start text:name="_DV_M45111"/><text:bookmark-end text:name="_DV_M45111"/><text:bookmark-start text:name="_DV_C62111"/><text:bookmark-end text:name="_DV_C62111"/><text:bookmark-start text:name="_DV_C63111"/><text:bookmark-end text:name="_DV_C63111"/><text:bookmark-start text:name="_DV_C61111"/><text:bookmark-end text:name="_DV_C61111"/><text:bookmark-start text:name="_DV_M44111"/><text:bookmark-end text:name="_DV_M44111"/><text:bookmark-start text:name="_DV_M42111"/><text:bookmark-end text:name="_DV_M42111"/>(d)(Option Four) As a condition on the license rights in Sections 2.1(b) and 2.1(c), We agree to license the Contribution only under the terms of the license or licenses which We are using <text:s/>on the Submission Date for the Work in which the Contribution is included or any licenses which are recommended by the Free Software Foundation for use in GNU projects on or after the Effective Date, whether or not such licenses are subsequently disapproved (including any right to adopt any future version of a license if permitted).</text:p>
      <text:p text:style-name="Normal_20__28_Web_29_"><text:bookmark-start text:name="_DV_M451111"/><text:bookmark-end text:name="_DV_M451111"/><text:bookmark-start text:name="_DV_C621111"/><text:bookmark-end text:name="_DV_C621111"/><text:bookmark-start text:name="_DV_C631111"/><text:bookmark-end text:name="_DV_C631111"/><text:bookmark-start text:name="_DV_C611111"/><text:bookmark-end text:name="_DV_C611111"/><text:bookmark-start text:name="_DV_M441111"/><text:bookmark-end text:name="_DV_M441111"/><text:soft-page-break/><text:span text:style-name="T3">(d)(Option Five) Based on the license rights granted in Section 2.1(b) and 2.1(c), <text:s/>if We include Your Contribution in a Work, We may license such Contribution under any license, including copyleft, permissive, commercial, or proprietary licenses, but <text:s/>as a condition of the exercise of this right in Section 2.1(d), <text:s/>We agree to license the Contribution under the terms of <text:s/>the license or licenses which We are using on the Submission Date for the Work in which the Contribution is included.</text:span></text:p>
      <text:p text:style-name="Normal_20__28_Web_29_"><text:span text:style-name="T3">(d)(Option Six) Based on the license rights granted in Section 2.1(b) and 2.1(c), <text:s/>if We include Your Contribution in a Work, We may license such Contribution under any license, including copyleft, permissive, commercial, or proprietary licenses, but <text:s/>as a condition of the exercise of this right in Section 2.1(d), <text:s/>We agree to license the Contribution under the terms of <text:s/>either (i) the license or licenses which We are using on the Submission Date for the Work in which the Contribution is included (including any rights to adopt any future version of a license if permitted) or (ii) at least one license</text:span><text:span text:style-name="T5"> </text:span><text:span text:style-name="T3">approved by <text:s/>the Open Source Initiative on or after the Effective Date, including both permissive and copyleft licenses, whether or not such licenses are subsequently disapproved by the relevant entity</text:span><text:span text:style-name="T5"> </text:span><text:span text:style-name="T3">(including any right to adopt any future version of a license if permitted).</text:span></text:p>
      <text:p text:style-name="Normal_20__28_Web_29_"><text:span text:style-name="T3">(d)(Option Seven) Based on the license rights granted in Section 2.1(b) and 2.1(c), <text:s/>if We include Your Contribution in a Work, We may license such Contribution under any license, including copyleft, permissive, commercial, or proprietary licenses, but <text:s/>as a condition of the exercise of this right in Section 2.1(d), <text:s/>We agree to license the Contribution under the terms of either (i) the license or licenses which We are using on the Submission Date for the Work in which the Contribution is included (including any rights to adopt any future version of a license if permitted) or (ii) at least one license recommended by the Free Software Foundation for use in GNU projects on or after the Effective Date, whether or not such licenses are subsequently disapproved by the relevant entity</text:span><text:span text:style-name="T4"> </text:span><text:span text:style-name="T3">(including any right to adopt any future version of a license if permitted).</text:span></text:p>
      <text:p text:style-name="Text_20_body">(e)<text:tab/>In addition to the license selected above in Section 2.1(d), We may use the following additional licenses for the Media portion of the Contribution: __________ (including any right to adopt any future version of a license if permitted). </text:p>
      <text:p text:style-name="Text_20_body">2.2<text:tab/>Moral Rights. If moral rights apply to the Contribution, <text:s/>to the maximum extent permitted by law, You waive and agree not to assert such moral rights against Us or our successors in interest, or any of our licensees, either direct or indirect.</text:p>
      <text:p text:style-name="Text_20_body">2.3 <text:tab/>Our Rights. <text:s/>You acknowledge that We are not obligated to use your Contribution as part of the Work distributed by Us and may make the decision to include any Contribution as it believes is appropriate.</text:p>
      <text:p text:style-name="Text_20_body">2.4 <text:tab/>Reservation of Rights. Any rights not expressly [assigned or] licensed under this section are expressly reserved by You.</text:p>
      <text:p text:style-name="Text_20_body">3. <text:span text:style-name="T2">AGREEMENT</text:span></text:p>
      <text:p text:style-name="Text_20_body">You confirm that:</text:p>
      <text:p text:style-name="Text_20_body"><text:span text:style-name="Teletype">a</text:span>. You have the legal authority to enter into this Agreement.</text:p>
      <text:p text:style-name="Text_20_body"><text:span text:style-name="Teletype">b</text:span>. as provided in the definitions, You re affirm that You own the Copyrights and the Patent <text:soft-page-break/>Claims covering the Contribution which are required to grant the rights under Section 2. </text:p>
      <text:p text:style-name="Text_20_body"><text:span text:style-name="Teletype">c</text:span>. The grant of rights under Section 2 does not violate any grant of rights which You have made to third parties, including your employer. <text:s/>If You are an employee, You have had your employer approve this Agreement and sign this document if required by Us as described in Section 3.4(d). If You are less than eighteen years old, please have your parents or guardian sign the Agreement, if such approval is required by Us as described in Section 3.4(d). </text:p>
      <text:p text:style-name="Text_20_body">d. If You do not own the copyright in part or all of the Submission, You will follow the procedure set forth by Us in _________.</text:p>
      <text:p text:style-name="Text_20_body"/>
      <text:p text:style-name="Text_20_body">4. <text:span text:style-name="T2">DISCLAIMER</text:span></text:p>
      <text:p text:style-name="Text_20_body">EXCEPT FOR THE EXPRESS WARRANTIES IN ARTICLE 3, THE CONTRIBUTION IS PROVIDED “AS IS”. MORE PARTICULARLY, ALL EXPRESS OR IMPLIED WARRANTIES INCLUDING, WITHOUT LIMITATION, ANY IMPLIED WARRANTY OF MERCHANTABILITY, FITNESS FOR A PARTICULAR PURPOSE AND NON-INFRINGEMENT ARE EXPRESSLY DISCLAIMED BY YOU TO US TO THE EXTENT THAT ANY SUCH WARRANTIES CANNOT BE DISCLAIMED, SUCH WARRANTY IS LIMITED IN DURATION TO THE MINIMUM PERIOD PERMITTED BY LAW. <text:s/></text:p>
      <text:p text:style-name="Text_20_body">5. <text:span text:style-name="T1">CONSEQUENTIAL DAMAGE WAIVER</text:span></text:p>
      <text:p text:style-name="Text_20_body">TO THE MAXIMUM EXTENT PERMITTED BY APPLICABLE LAW, IN NO EVENT WILL YOU BE LIABLE FOR ANY LOSS OF PROFITS, LOSS OF ANTICIPATED SAVINGS, LOSS OF DATA, INDIRECT, SPECIAL, INCIDENTAL, CONSEQUENTIAL AND EXEMPLARY DAMAGES ARISING OUT OF THIS AGREEMENT REGARDLESS OF THE LEGAL OR EQUITABLE THEORY (CONTRACT, TORT (INCLUDING NEGLIGENCE) OR OTHERWISE) UPON WHICH THE CLAIM IS BASED.</text:p>
      <text:p text:style-name="Text_20_body">6. <text:span text:style-name="T2">MISCELLANEOUS</text:span></text:p>
      <text:p text:style-name="Text_20_body">6.1 Governing Law. This Agreement will be governed by and construed in accordance with the laws of the _________ excluding its conflicts of law provisions. Under certain circumstances, the governing law in this section might be superseded by the United Nations Convention on Contracts for the International Sale of Goods (“UN Convention”) and the parties intend to avoid the application of the UN Convention to this Agreement and, thus, exclude the application of the UN Convention in its entirety to this Agreement.</text:p>
      <text:p text:style-name="Text_20_body">6.2 <text:s/>Miscellaneous Provisions. This Agreement sets out the entire agreement between You and Us for your Contributions to Us and overrides all other agreements or understandings. Either party may assign the rights and obligations under the Agreement to any third party if the third party agrees, as a condition of the assignment, <text:s/>in writing to abide by the rights and obligations in the Agreement. The failure of either party to require performance by the other party of any provision of this Agreement in one situation shall not affect the right of a party to require such performance at any time in the future and a waiver of performance under a provision in one situation shall not be considered a waiver of the performance of the provision in the future or a waiver of the provision in its entirety. If any provision of this Agreement is found void and <text:soft-page-break/>unenforceable, such provision will be replaced to the extent possible with a provision that comes closest to the meaning of the original provision and which is enforceable. The terms and conditions set forth in this Agreement shall apply notwithstanding any failure of essential purpose of this Agreement or any limited remedy to the maximum extent possible under law.</text:p>
      <text:p text:style-name="Text_20_body">The parties agree to the terms of the Agreement and indicate such agreement as described in _________.</text:p>
      <text:p text:style-name="Text_20_body">YOU (Individual)</text:p>
      <text:p text:style-name="Text_20_body">________________________</text:p>
      <text:p text:style-name="Text_20_body">Name:<text:tab/><text:tab/>______________________</text:p>
      <text:p text:style-name="Text_20_body">Address:<text:tab/>______________________</text:p>
      <text:p text:style-name="Text_20_body"><text:tab/><text:tab/>______________________</text:p>
      <text:p text:style-name="Text_20_body">Us</text:p>
      <text:p text:style-name="Text_20_body">________________________</text:p>
      <text:p text:style-name="Text_20_body">Name:<text:tab/><text:tab/>______________________</text:p>
      <text:p text:style-name="Text_20_body">Title:<text:tab/><text:tab/>_______________________</text:p>
      <text:p text:style-name="Text_20_body">Address:<text:tab/>______________________</text:p>
      <text:p text:style-name="Text_20_body"><text:tab/><text:tab/>_____________________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Arial Unicode MS'"/>
    <style:font-face style:name="Courier New" svg:font-family="'Courier New'" style:font-family-generic="modern"/>
    <style:font-face style:name="MS Mincho" svg:font-family="'MS Mincho', '‚l‚r –¾’©'"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en" fo:country="US" style:letter-kerning="true" style:font-name-asian="Lucida Sans Unicode" style:font-size-asian="12pt" style:font-name-complex="Tahoma"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Standard" style:next-style-name="Standard" style:class="text">
      <style:paragraph-properties fo:margin-top="0.1665in" fo:margin-bottom="0.0417in"/>
    </style:style>
    <style:style style:name="Heading_20_8" style:display-name="Heading 8" style:family="paragraph" style:parent-style-name="Standard" style:next-style-name="Standard" style:class="text">
      <style:paragraph-properties fo:margin-top="0.1665in" fo:margin-bottom="0.0417in"/>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top="0.1665in" fo:margin-bottom="0.0417in"/>
      <style:text-properties style:font-name="Arial" fo:font-size="11pt" style:font-size-asian="11pt" style:font-name-complex="Arial" style:font-size-complex="11pt"/>
    </style:style>
    <style:style style:name="Quotations" style:family="paragraph" style:parent-style-name="Standard" style:class="html">
      <style:paragraph-properties fo:margin-left="0.3937in" fo:margin-right="0.3937in" fo:margin-top="0.1in" fo:margin-bottom="0.1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style>
    <style:style style:name="Definition_20_Definition_20_Tight" style:display-name="Definition Definition Tight" style:family="paragraph" style:parent-style-name="Standard">
      <style:paragraph-properties fo:margin-left="0.5in" fo:margin-right="0in" fo:margin-top="0in" fo:margin-bottom="0in" fo:text-indent="0in" style:auto-text-indent="false"/>
    </style:style>
    <style:style style:name="Date" style:family="paragraph" style:parent-style-name="Standard" style:next-style-name="Text_20_body">
      <style:text-properties fo:font-style="italic" style:font-style-asian="italic"/>
    </style:style>
    <style:style style:name="Author" style:family="paragraph" style:parent-style-name="Standard" style:next-style-name="Date">
      <style:text-properties fo:font-style="italic" style:font-style-asian="italic"/>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text-properties fo:font-size="6pt" style:font-size-asian="6pt" style:font-size-complex="6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ormal_20__28_Web_29_" style:display-name="Normal (Web)" style:family="paragraph" style:parent-style-name="Standard">
      <style:paragraph-properties fo:margin-top="0.0693in" fo:margin-bottom="0.0799in" fo:orphans="2" fo:widows="2" fo:hyphenation-ladder-count="no-limit"/>
      <style:text-properties style:letter-kerning="true" style:font-name-asian="MS Mincho" style:language-asian="ja" style:country-asian="JP" fo:hyphenate="true" fo:hyphenation-remain-char-count="2" fo:hyphenation-push-char-count="2"/>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Reference" style:display-name="Footnote Reference" style:family="text">
      <style:text-properties style:text-position="super 58%"/>
    </style:style>
    <style:style style:name="Definition" style:family="text"/>
    <style:style style:name="zzmpTrailerItem" style:family="text" style:parent-style-name="Default_20_Paragraph_20_Font">
      <style:text-properties fo:font-variant="normal" fo:text-transform="none" fo:color="#000000" style:text-line-through-style="none" style:text-position="0% 100%" style:font-name="Times New Roman" fo:font-size="8pt" fo:letter-spacing="normal" fo:language="none" fo:country="none" fo:font-style="normal" fo:text-shadow="none" style:text-underline-style="none" fo:font-weight="normal" style:font-size-asian="8pt" style:language-asian="none" style:country-asian="none" style:font-style-asian="normal" style:font-weight-asian="normal" style:font-name-complex="Times New Roman" style:font-relief="embossed" text:display="true"/>
    </style:style>
    <style:style style:name="Comment_20_Reference" style:display-name="Comment Reference" style:family="text" style:parent-style-name="Default_20_Paragraph_20_Font">
      <style:text-properties fo:font-size="8pt" style:font-size-asian="8pt" style:font-size-complex="8pt"/>
    </style:style>
    <style:style style:name="_20_Char_20_Char1" style:display-name=" Char Char1" style:family="text" style:parent-style-name="Default_20_Paragraph_20_Font">
      <style:text-properties fo:language="en" fo:country="US" style:letter-kerning="true" style:font-name-asian="Lucida Sans Unicode"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prefix="("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prefix="("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line-height="0.139in"/>
      <style:text-properties fo:font-size="10pt" style:font-size-asian="10pt" style:font-size-complex="10pt"/>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top="0.461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footer>
        <text:p text:style-name="MP1">Harmony Individual Contributor License Agreement (HA-CLA-I)<text:tab/><text:page-number text:select-page="current">5</text:page-number></text:p>
        <text:p text:style-name="MP1">Version Alpha April 7, 2011</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            </dc:title>
    <meta:initial-creator>               </meta:initial-creator>
    <dc:creator>Allison Randal</dc:creator>
    <dc:date>2011-04-05T18:33:37</dc:date>
    <meta:generator>LibreOffice/3.3$Unix LibreOffice_project/330m19$Build-202</meta:generator>
    <meta:document-statistic meta:table-count="0" meta:image-count="0" meta:object-count="0" meta:page-count="5" meta:paragraph-count="56" meta:word-count="2113" meta:character-count="13086"/>
    <meta:editing-duration>PT2M54S</meta:editing-duration>
    <meta:editing-cycles>1</meta:editing-cycles>
    <meta:user-defined meta:name="Info 1"/>
    <meta:user-defined meta:name="Info 2"/>
    <meta:user-defined meta:name="Info 3"/>
    <meta:user-defined meta:name="Info 4"/>
  </office:meta>
</office:document-meta>
</file>